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justify"/>
    </style:style>
    <style:style style:name="T17" style:parent-style-name="DefaultParagraphFont" style:family="text">
      <style:text-properties style:font-name-complex="Times New Roman"/>
    </style:style>
    <style:style style:name="T18" style:parent-style-name="DefaultParagraphFont" style:family="text">
      <style:text-properties style:font-name-complex="Times New Roman"/>
    </style:style>
    <style:style style:name="T19" style:parent-style-name="DefaultParagraphFont" style:family="text">
      <style:text-properties fo:language="sr" fo:country="RS"/>
    </style:style>
    <style:style style:name="T20" style:parent-style-name="DefaultParagraphFont" style:family="text">
      <style:text-properties fo:language="sr" fo:country="RS"/>
    </style:style>
    <style:style style:name="T21" style:parent-style-name="DefaultParagraphFont" style:family="text">
      <style:text-properties fo:language="sr" fo:country="RS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5" style:parent-style-name="Standard" style:family="paragraph">
      <style:paragraph-properties fo:text-align="justify"/>
    </style:style>
    <style:style style:name="T26" style:parent-style-name="DefaultParagraphFont" style:family="text">
      <style:text-properties style:font-name-complex="Times New Roman"/>
    </style:style>
    <style:style style:name="T27" style:parent-style-name="DefaultParagraphFont" style:family="text">
      <style:text-properties style:font-name-complex="Times New Roman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4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46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49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center"/>
    </style:style>
    <style:style style:name="T5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7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justify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text-align="justify"/>
    </style:style>
  </office:automatic-styles>
  <office:body>
    <office:text text:use-soft-page-breaks="true">
      <text:p text:style-name="P1">Катедри за рачунарство и информатику</text:p>
      <text:p text:style-name="P2">Математичког факултета</text:p>
      <text:p text:style-name="P3">Универзитета у Београду</text:p>
      <text:p text:style-name="P4"/>
      <text:p text:style-name="P5"/>
      <text:p text:style-name="P6">ИЗВЕШТАЈ</text:p>
      <text:p text:style-name="P7">о прегледу мастер рада</text:p>
      <text:p text:style-name="P8"><text:span text:style-name="T9">„</text:span><text:span text:style-name="T10">Аутоматско прилагођавање класификатора руком писаног текста<text:s/></text:span><text:span text:style-name="T11">појединачним корисницима</text:span><text:span text:style-name="T12">“</text:span></text:p>
      <text:p text:style-name="P13">кандидата Милана Чугуровића</text:p>
      <text:p text:style-name="P14"/>
      <text:p text:style-name="P15"/>
      <text:p text:style-name="P16">Одлуком Наставно-научног већа Математичког факултета донетој на седници одржаној<text:s/>17.05.2019. године, именовани смо за чланове комисије за преглед и одбрану мастер рада под насловом „<text:span text:style-name="T17">Аутоматско прилаго</text:span><text:span text:style-name="T18">ђавање класификатора руком писаног текста појединачним корисницима</text:span>“ кандидата Милана Чугуровића, студента мастер студија на<text:s/><text:span text:style-name="T19">модулу<text:s/></text:span>Рачунарство и информатика<text:s/>студијско<text:span text:style-name="T20">г</text:span><text:s/>програм<text:span text:style-name="T21">а Математика<text:s/></text:span>на Математичком факултету.</text:p>
      <text:p text:style-name="P22"/>
      <text:p text:style-name="P23">I Област рукописа</text:p>
      <text:p text:style-name="P24"/>
      <text:p text:style-name="P25">Рукопис „<text:span text:style-name="T26">Аутоматско прилагођавање класи</text:span><text:span text:style-name="T27">фикатора руком писаног текста појединачним корисницима</text:span>“ кандидата Милана Чугуровића, бави се побољшавањем перформанси система за препознавање руком писаног текста применом метода из области машинског учења.</text:p>
      <text:p text:style-name="P28"/>
      <text:p text:style-name="P29">II Структура рукописа и кратак приказ</text:p>
      <text:p text:style-name="P30"/>
      <text:p text:style-name="P31">Рукопис се састоји од 68 странa, организованих у 6 поглавља и библиографију.</text:p>
      <text:p text:style-name="P32"/>
      <text:p text:style-name="P33">У уводној глави кандидат даје кратак осврт на проблем аутоматског препознавања руком писаних карактера и његов практични значај и даје обрисе идеје побољшања оваквих система која ће бити<text:s/>обрађена у раду.</text:p>
      <text:p text:style-name="P34"/>
      <text:p text:style-name="P35">У глави „Основни појмови машинског учења“ кандидат објашњава основне појмове и методе области машинског учења, попут надгледаног и ненадгледаног учења, класификације, к најближих суседа, к средина и неуронских мрежа.</text:p>
      <text:p text:style-name="P36"/>
      <text:p text:style-name="P37">У глави „Математичке<text:s/>основе“ кандидат се осврће на основне математичке алате који ће бити коришћени у раду, попут бернулијеве расподеле, бета расподеле и основних појмова Бајесовске статистике.</text:p>
      <text:p text:style-name="P38"/>
      <text:p text:style-name="P39">У глави „Метод прилагођавања“ кандидат детаљно објашњава метод којим се кроз сакупљање узорака корисниковог текста, класификатор руком писаног текста прилагођава стилу писања конкретног корисника у циљу подизања прецизности класификације. Дат је и кратак опис имплементације метода.</text:p>
      <text:p text:style-name="P40"/>
      <text:p text:style-name="P41">У глави „Евалуација решења“ кандидат прво описује јавно доступне скупове података који ће<text:s/><text:soft-page-break/>бити коришћени за евалуацију метода, препроцесирање које је извршено на тим подацима, а потом архитектуру и начин обучавања неуронске мреже која је коришћена као основни класификатор, који се након тога поправља предложеним методом. Дати су резултати основног класификатора и резултати добијени његовим побољшањем.</text:p>
      <text:p text:style-name="P42"/>
      <text:p text:style-name="P43">У глави „Закључак“ кандидат износи своје закључке и запажања до којих је дошао кроз експерименте и израду овог рада.</text:p>
      <text:p text:style-name="P44"/>
      <text:p text:style-name="P45">III Анализа рукописа</text:p>
      <text:p text:style-name="P46"/>
      <text:p text:style-name="P47">Рукопис даје адекватан увод у основне појмове који се користе у раду <text:s/>приказује оригиналан метод прилагођавања система за препознавање руком писаног текста конкретном кориснику и притом повећава прецизност препознавања више од 2 процента. Имајући у виду да је полазна<text:s/>прецизност<text:s/>оваквих система близу 90 процената, ово побољшање се може сматрати значајним и чак је слично или веће од побољшања која се типично пријављују при објављивању нових радова у овој области. Кандидату и комисији нису познати слични методи прилагођавања, па<text:s/>допринос рада може бити и од истраживачког значаја.</text:p>
      <text:p text:style-name="P48"/>
      <text:p text:style-name="P49">IV Закључак и предлог</text:p>
      <text:p text:style-name="P50"/>
      <text:p text:style-name="P51">Кандидат је показао да је у стању да самостално овлада знањима из једне научне дисциплине и <text:s/>детаљно се упути у проблем који је предмет активног истраживања у довољној мери дa<text:s/>развије оригиналан метод, имплементира га и спроведе његову експерименталну евалуацију. На основу свега наведеног, комисија предлаже да се рукопис под насловом:</text:p>
      <text:p text:style-name="P52"/>
      <text:p text:style-name="P53"><text:span text:style-name="T54">„</text:span><text:span text:style-name="T55">Аутоматско прилагођавање класификатора руком писаног текста појединачним корисницима</text:span><text:span text:style-name="T56">“</text:span></text:p>
      <text:p text:style-name="P57"/>
      <text:p text:style-name="P58">кандидата<text:s/>Милана Чугуровића прихвати као мастер рад и да се закаже његова јавна усмена одбрана.</text:p>
      <text:p text:style-name="P59"><text:tab/><text:tab/><text:tab/><text:tab/><text:tab/><text:tab/><text:tab/></text:p>
      <text:p text:style-name="P60"/>
      <text:p text:style-name="P61"/>
      <text:p text:style-name="P62">Београд, 11.09.2019.<text:tab/><text:tab/><text:tab/><text:tab/><text:tab/><text:tab/><text:tab/>Комисија:</text:p>
      <text:p text:style-name="P63"/>
      <text:p text:style-name="P64"/>
      <text:p text:style-name="P65"><text:tab/><text:tab/><text:tab/><text:tab/><text:tab/><text:tab/><text:tab/><text:tab/><text:tab/>доц. др Младен Николић, ментор</text:p>
      <text:p text:style-name="P66"/>
      <text:p text:style-name="P67"><text:tab/><text:tab/><text:tab/><text:tab/><text:tab/><text:tab/><text:tab/><text:tab/><text:tab/></text:p>
      <text:p text:style-name="P68"><text:tab/><text:tab/><text:tab/><text:tab/><text:tab/><text:tab/><text:tab/><text:tab/><text:tab/>проф. др Предраг Јаничић</text:p>
      <text:p text:style-name="P69"><text:tab/><text:tab/><text:tab/><text:tab/><text:tab/><text:tab/><text:tab/><text:tab/><text:tab/></text:p>
      <text:p text:style-name="P70"/>
      <text:p text:style-name="P71"><text:tab/><text:tab/><text:tab/><text:tab/><text:tab/><text:tab/><text:tab/><text:tab/><text:tab/>доц. др Јована<text:s/>Ковачевић</text:p>
      <text:p text:style-name="P72"/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ilan Cugurovic</meta:initial-creator>
    <dc:creator>Windows User</dc:creator>
    <meta:creation-date>2015-11-02T14:47:00Z</meta:creation-date>
    <dc:date>2019-09-23T10:13:00Z</dc:date>
    <meta:template xlink:href="Normal" xlink:type="simple"/>
    <meta:editing-cycles>1</meta:editing-cycles>
    <meta:editing-duration>PT7680S</meta:editing-duration>
    <meta:document-statistic meta:page-count="2" meta:paragraph-count="7" meta:word-count="566" meta:character-count="3786" meta:row-count="26" meta:non-whitespace-character-count="3227"/>
  </office:meta>
</office:document-meta>
</file>